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4190" officeooo:paragraph-rsid="00014190"/>
    </style:style>
    <style:style style:name="P2" style:family="paragraph" style:parent-style-name="Standard">
      <style:text-properties fo:color="#999999" fo:font-size="16pt" fo:language="fr" fo:country="FR" officeooo:rsid="00014106" officeooo:paragraph-rsid="00014106" style:font-size-asian="16pt" style:font-size-complex="16pt"/>
    </style:style>
    <style:style style:name="P3" style:family="paragraph" style:parent-style-name="Standard">
      <style:text-properties fo:color="#999999" fo:font-size="12pt" fo:language="fr" fo:country="FR" fo:font-style="normal" officeooo:rsid="0021fcb7" officeooo:paragraph-rsid="0021fcb7" style:font-size-asian="12pt" style:font-style-asian="normal" style:font-size-complex="12pt" style:font-style-complex="normal"/>
    </style:style>
    <style:style style:name="P4" style:family="paragraph" style:parent-style-name="Standard">
      <style:text-properties fo:color="#999999" fo:font-size="12pt" fo:language="fr" fo:country="FR" fo:font-style="normal" officeooo:rsid="00129a64" officeooo:paragraph-rsid="0029d5a3" style:font-size-asian="12pt" style:font-style-asian="normal" style:font-size-complex="12pt" style:font-style-complex="normal"/>
    </style:style>
    <style:style style:name="P5" style:family="paragraph" style:parent-style-name="Standard">
      <style:text-properties fo:font-size="12pt" fo:language="fr" fo:country="FR" fo:font-style="normal" officeooo:rsid="00014190" officeooo:paragraph-rsid="00014190" style:font-size-asian="12pt" style:font-style-asian="normal" style:font-size-complex="12pt" style:font-style-complex="normal"/>
    </style:style>
    <style:style style:name="P6" style:family="paragraph" style:parent-style-name="Standard">
      <style:text-properties fo:font-size="12pt" fo:language="fr" fo:country="FR" fo:font-style="normal" officeooo:rsid="000192e5" officeooo:paragraph-rsid="000192e5" style:font-size-asian="12pt" style:font-style-asian="normal" style:font-size-complex="12pt" style:font-style-complex="normal"/>
    </style:style>
    <style:style style:name="P7" style:family="paragraph" style:parent-style-name="Standard">
      <style:text-properties fo:font-size="12pt" fo:language="fr" fo:country="FR" fo:font-style="normal" officeooo:rsid="0003c420" officeooo:paragraph-rsid="0003c420" style:font-size-asian="12pt" style:font-style-asian="normal" style:font-size-complex="12pt" style:font-style-complex="normal"/>
    </style:style>
    <style:style style:name="P8" style:family="paragraph" style:parent-style-name="Standard">
      <style:text-properties fo:font-size="12pt" fo:language="fr" fo:country="FR" fo:font-style="normal" officeooo:rsid="0003c420" officeooo:paragraph-rsid="00062ce0" style:font-size-asian="12pt" style:font-style-asian="normal" style:font-size-complex="12pt" style:font-style-complex="normal"/>
    </style:style>
    <style:style style:name="P9" style:family="paragraph" style:parent-style-name="Standard">
      <style:text-properties fo:font-size="12pt" fo:language="fr" fo:country="FR" fo:font-style="normal" officeooo:rsid="000d3566" officeooo:paragraph-rsid="000d3566" style:font-size-asian="12pt" style:font-style-asian="normal" style:font-size-complex="12pt" style:font-style-complex="normal"/>
    </style:style>
    <style:style style:name="P10" style:family="paragraph" style:parent-style-name="Standard">
      <style:text-properties fo:font-size="12pt" fo:language="fr" fo:country="FR" fo:font-style="normal" officeooo:rsid="000b59f3" officeooo:paragraph-rsid="000b59f3" style:font-size-asian="12pt" style:font-style-asian="normal" style:font-size-complex="12pt" style:font-style-complex="normal"/>
    </style:style>
    <style:style style:name="P11" style:family="paragraph" style:parent-style-name="Standard">
      <style:text-properties fo:font-size="12pt" fo:language="fr" fo:country="FR" fo:font-style="normal" officeooo:rsid="00129a64" officeooo:paragraph-rsid="00129a64" style:font-size-asian="12pt" style:font-style-asian="normal" style:font-size-complex="12pt" style:font-style-complex="normal"/>
    </style:style>
    <style:style style:name="P12" style:family="paragraph" style:parent-style-name="Standard">
      <style:text-properties fo:font-size="12pt" fo:language="fr" fo:country="FR" fo:font-style="normal" officeooo:rsid="0014b993" officeooo:paragraph-rsid="0014b993" style:font-size-asian="12pt" style:font-style-asian="normal" style:font-size-complex="12pt" style:font-style-complex="normal"/>
    </style:style>
    <style:style style:name="P13" style:family="paragraph" style:parent-style-name="Standard">
      <style:text-properties fo:font-size="12pt" fo:language="fr" fo:country="FR" fo:font-style="normal" officeooo:rsid="00195c5f" officeooo:paragraph-rsid="00195c5f" style:font-size-asian="12pt" style:font-style-asian="normal" style:font-size-complex="12pt" style:font-style-complex="normal"/>
    </style:style>
    <style:style style:name="P14" style:family="paragraph" style:parent-style-name="Standard">
      <style:text-properties fo:font-size="12pt" fo:language="fr" fo:country="FR" fo:font-style="normal" officeooo:rsid="00187ea9" officeooo:paragraph-rsid="00195c5f" style:font-size-asian="12pt" style:font-style-asian="normal" style:font-size-complex="12pt" style:font-style-complex="normal"/>
    </style:style>
    <style:style style:name="P15" style:family="paragraph" style:parent-style-name="Standard">
      <style:text-properties fo:font-size="12pt" fo:language="fr" fo:country="FR" fo:font-style="normal" officeooo:rsid="001991b8" officeooo:paragraph-rsid="001991b8" style:font-size-asian="12pt" style:font-style-asian="normal" style:font-size-complex="12pt" style:font-style-complex="normal"/>
    </style:style>
    <style:style style:name="P16" style:family="paragraph" style:parent-style-name="Standard">
      <style:text-properties fo:font-size="12pt" fo:language="fr" fo:country="FR" fo:font-style="normal" officeooo:rsid="0020f3bf" officeooo:paragraph-rsid="0020f3bf" style:font-size-asian="12pt" style:font-style-asian="normal" style:font-size-complex="12pt" style:font-style-complex="normal"/>
    </style:style>
    <style:style style:name="P17" style:family="paragraph" style:parent-style-name="Standard">
      <style:text-properties fo:font-size="12pt" fo:language="fr" fo:country="FR" fo:font-style="normal" officeooo:rsid="002c0542" officeooo:paragraph-rsid="002c0542" style:font-size-asian="12pt" style:font-style-asian="normal" style:font-size-complex="12pt" style:font-style-complex="normal"/>
    </style:style>
    <style:style style:name="P18" style:family="paragraph" style:parent-style-name="Standard">
      <style:text-properties fo:font-size="12pt" fo:language="fr" fo:country="FR" fo:font-style="italic" officeooo:rsid="00014106" officeooo:paragraph-rsid="00014106" style:font-size-asian="12pt" style:font-style-asian="italic" style:font-size-complex="12pt" style:font-style-complex="italic"/>
    </style:style>
    <style:style style:name="P19" style:family="paragraph" style:parent-style-name="Standard">
      <style:text-properties fo:font-size="12pt" fo:language="fr" fo:country="FR" officeooo:rsid="0003f741" officeooo:paragraph-rsid="0003f741" style:font-size-asian="12pt" style:font-size-complex="12pt"/>
    </style:style>
    <style:style style:name="P20" style:family="paragraph" style:parent-style-name="Standard">
      <style:text-properties officeooo:paragraph-rsid="0003c420"/>
    </style:style>
    <style:style style:name="P21" style:family="paragraph" style:parent-style-name="Standard">
      <style:text-properties officeooo:paragraph-rsid="00014106"/>
    </style:style>
    <style:style style:name="P22" style:family="paragraph" style:parent-style-name="Standard">
      <style:text-properties fo:font-style="normal" fo:font-weight="normal" officeooo:rsid="0003c420" officeooo:paragraph-rsid="0003c420" style:font-style-asian="normal" style:font-weight-asian="normal" style:font-style-complex="normal" style:font-weight-complex="normal"/>
    </style:style>
    <style:style style:name="P23" style:family="paragraph" style:parent-style-name="Standard">
      <style:text-properties officeooo:rsid="0003f741" officeooo:paragraph-rsid="0003f741"/>
    </style:style>
    <style:style style:name="P24" style:family="paragraph" style:parent-style-name="Standard">
      <style:text-properties officeooo:paragraph-rsid="00062ce0"/>
    </style:style>
    <style:style style:name="P25" style:family="paragraph" style:parent-style-name="Standard">
      <style:text-properties fo:color="#000000" fo:language="fr" fo:country="FR" fo:font-weight="normal" officeooo:rsid="00059a6d" officeooo:paragraph-rsid="000d3566" style:font-weight-asian="normal" style:font-weight-complex="normal"/>
    </style:style>
    <style:style style:name="P26" style:family="paragraph" style:parent-style-name="Standard">
      <style:text-properties fo:color="#000000" fo:language="fr" fo:country="FR" fo:font-weight="normal" officeooo:rsid="00059a6d" officeooo:paragraph-rsid="00101bbc" style:font-weight-asian="normal" style:font-weight-complex="normal"/>
    </style:style>
    <style:style style:name="P27" style:family="paragraph" style:parent-style-name="Standard">
      <style:text-properties fo:color="#000000" fo:font-size="12pt" fo:language="fr" fo:country="FR" fo:font-style="normal" officeooo:rsid="001991b8" officeooo:paragraph-rsid="001991b8" style:font-size-asian="12pt" style:font-style-asian="normal" style:font-size-complex="12pt" style:font-style-complex="normal"/>
    </style:style>
    <style:style style:name="P28" style:family="paragraph" style:parent-style-name="Standard">
      <style:text-properties fo:color="#000000" fo:font-size="12pt" fo:language="fr" fo:country="FR" fo:font-style="normal" officeooo:rsid="001dcf60" officeooo:paragraph-rsid="001dcf60" style:font-size-asian="12pt" style:font-style-asian="normal" style:font-size-complex="12pt" style:font-style-complex="normal"/>
    </style:style>
    <style:style style:name="P29" style:family="paragraph" style:parent-style-name="Standard">
      <style:text-properties fo:color="#000000" fo:font-size="12pt" fo:language="fr" fo:country="FR" fo:font-style="normal" officeooo:rsid="001e911b" officeooo:paragraph-rsid="00210055" style:font-size-asian="12pt" style:font-style-asian="normal" style:font-size-complex="12pt" style:font-style-complex="normal"/>
    </style:style>
    <style:style style:name="P30" style:family="paragraph" style:parent-style-name="Standard">
      <style:text-properties fo:color="#000000" fo:font-size="12pt" fo:language="fr" fo:country="FR" fo:font-style="normal" officeooo:rsid="0021fcb7" officeooo:paragraph-rsid="0021fcb7" style:font-size-asian="12pt" style:font-style-asian="normal" style:font-size-complex="12pt" style:font-style-complex="normal"/>
    </style:style>
    <style:style style:name="P31" style:family="paragraph" style:parent-style-name="Standard">
      <style:text-properties fo:color="#000000" fo:font-size="12pt" fo:language="fr" fo:country="FR" fo:font-style="normal" officeooo:rsid="00227484" officeooo:paragraph-rsid="00227484" style:font-size-asian="12pt" style:font-style-asian="normal" style:font-size-complex="12pt" style:font-style-complex="normal"/>
    </style:style>
    <style:style style:name="P32" style:family="paragraph" style:parent-style-name="Standard">
      <style:text-properties fo:color="#000000" fo:font-size="12pt" fo:language="fr" fo:country="FR" fo:font-style="normal" officeooo:rsid="0024e4a4" officeooo:paragraph-rsid="0024e4a4" style:font-size-asian="12pt" style:font-style-asian="normal" style:font-size-complex="12pt" style:font-style-complex="normal"/>
    </style:style>
    <style:style style:name="P33" style:family="paragraph" style:parent-style-name="Standard">
      <style:text-properties fo:color="#000000" fo:font-size="12pt" fo:language="fr" fo:country="FR" fo:font-style="normal" officeooo:rsid="0023fee1" officeooo:paragraph-rsid="0023fee1" style:font-size-asian="12pt" style:font-style-asian="normal" style:font-size-complex="12pt" style:font-style-complex="normal"/>
    </style:style>
    <style:style style:name="P34" style:family="paragraph" style:parent-style-name="Standard">
      <style:text-properties fo:color="#000000" fo:font-size="12pt" fo:language="fr" fo:country="FR" fo:font-style="normal" officeooo:rsid="00267e63" officeooo:paragraph-rsid="00267e63" style:font-size-asian="12pt" style:font-style-asian="normal" style:font-size-complex="12pt" style:font-style-complex="normal"/>
    </style:style>
    <style:style style:name="P35" style:family="paragraph" style:parent-style-name="Standard">
      <style:text-properties fo:color="#000000" fo:font-size="12pt" fo:language="fr" fo:country="FR" fo:font-style="normal" officeooo:rsid="00129a64" officeooo:paragraph-rsid="0029d5a3" style:font-size-asian="12pt" style:font-style-asian="normal" style:font-size-complex="12pt" style:font-style-complex="normal"/>
    </style:style>
    <style:style style:name="P36" style:family="paragraph" style:parent-style-name="Standard">
      <style:text-properties fo:color="#000000" fo:font-size="12pt" fo:language="fr" fo:country="FR" fo:font-style="normal" fo:font-weight="bold" officeooo:rsid="0024e4a4" officeooo:paragraph-rsid="0024e4a4" style:font-size-asian="12pt" style:font-style-asian="normal" style:font-weight-asian="bold" style:font-size-complex="12pt" style:font-style-complex="normal" style:font-weight-complex="bold"/>
    </style:style>
    <style:style style:name="P37" style:family="paragraph" style:parent-style-name="Standard">
      <style:text-properties officeooo:paragraph-rsid="000d3566"/>
    </style:style>
    <style:style style:name="P38" style:family="paragraph" style:parent-style-name="Standard">
      <style:text-properties officeooo:paragraph-rsid="00101bbc"/>
    </style:style>
    <style:style style:name="P39" style:family="paragraph" style:parent-style-name="Standard">
      <style:text-properties officeooo:rsid="00101bbc" officeooo:paragraph-rsid="00101bbc"/>
    </style:style>
    <style:style style:name="P40" style:family="paragraph" style:parent-style-name="Standard">
      <style:text-properties officeooo:paragraph-rsid="0014b993"/>
    </style:style>
    <style:style style:name="P41" style:family="paragraph" style:parent-style-name="Standard">
      <style:text-properties officeooo:paragraph-rsid="001991b8"/>
    </style:style>
    <style:style style:name="P42" style:family="paragraph" style:parent-style-name="Standard">
      <style:text-properties officeooo:paragraph-rsid="001a839d"/>
    </style:style>
    <style:style style:name="P43" style:family="paragraph" style:parent-style-name="Standard">
      <style:text-properties officeooo:paragraph-rsid="00195c5f"/>
    </style:style>
    <style:style style:name="P44" style:family="paragraph" style:parent-style-name="Standard">
      <style:text-properties officeooo:paragraph-rsid="00221d3b"/>
    </style:style>
    <style:style style:name="P45" style:family="paragraph" style:parent-style-name="Standard">
      <style:text-properties officeooo:paragraph-rsid="0023fee1"/>
    </style:style>
    <style:style style:name="P46" style:family="paragraph" style:parent-style-name="Standard">
      <style:text-properties officeooo:paragraph-rsid="0024e4a4"/>
    </style:style>
    <style:style style:name="P47" style:family="paragraph" style:parent-style-name="Standard">
      <style:paragraph-properties fo:break-before="page"/>
      <style:text-properties officeooo:paragraph-rsid="000b59f3"/>
    </style:style>
    <style:style style:name="P48" style:family="paragraph" style:parent-style-name="Standard">
      <style:paragraph-properties fo:break-before="page"/>
      <style:text-properties officeooo:paragraph-rsid="000d3566"/>
    </style:style>
    <style:style style:name="P49" style:family="paragraph" style:parent-style-name="Standard">
      <style:paragraph-properties fo:break-before="page"/>
      <style:text-properties fo:font-size="16pt" fo:language="fr" fo:country="FR" fo:font-style="normal" officeooo:rsid="000d3566" officeooo:paragraph-rsid="00129a64" style:font-size-asian="16pt" style:font-style-asian="normal" style:font-size-complex="16pt" style:font-style-complex="normal"/>
    </style:style>
    <style:style style:name="P50" style:family="paragraph" style:parent-style-name="Standard">
      <style:paragraph-properties fo:break-before="page"/>
      <style:text-properties officeooo:paragraph-rsid="001991b8"/>
    </style:style>
    <style:style style:name="P51" style:family="paragraph" style:parent-style-name="Standard">
      <style:text-properties officeooo:paragraph-rsid="00063da6"/>
    </style:style>
    <style:style style:name="P52" style:family="paragraph" style:parent-style-name="Standard">
      <style:text-properties officeooo:paragraph-rsid="0008096f"/>
    </style:style>
    <style:style style:name="P53" style:family="paragraph" style:parent-style-name="Standard">
      <style:text-properties officeooo:paragraph-rsid="00101bbc"/>
    </style:style>
    <style:style style:name="P54" style:family="paragraph" style:parent-style-name="Standard">
      <style:text-properties officeooo:paragraph-rsid="0014b993"/>
    </style:style>
    <style:style style:name="P55" style:family="paragraph" style:parent-style-name="Standard">
      <style:text-properties fo:color="#000000" fo:font-size="12pt" fo:language="fr" fo:country="FR" fo:font-style="normal" officeooo:rsid="001dcf60" officeooo:paragraph-rsid="001dcf60" style:font-size-asian="12pt" style:font-style-asian="normal" style:font-size-complex="12pt" style:font-style-complex="normal"/>
    </style:style>
    <style:style style:name="P56" style:family="paragraph" style:parent-style-name="Standard">
      <style:text-properties fo:color="#000000" fo:font-size="12pt" fo:language="fr" fo:country="FR" fo:font-style="normal" officeooo:rsid="0032ae76" officeooo:paragraph-rsid="0032ae76" style:font-size-asian="12pt" style:font-style-asian="normal" style:font-size-complex="12pt" style:font-style-complex="normal"/>
    </style:style>
    <style:style style:name="P57" style:family="paragraph" style:parent-style-name="Standard">
      <style:text-properties fo:color="#000000" fo:font-size="12pt" fo:language="fr" fo:country="FR" fo:font-style="normal" officeooo:rsid="002aa2f0" officeooo:paragraph-rsid="00353d71" style:font-size-asian="12pt" style:font-style-asian="normal" style:font-size-complex="12pt" style:font-style-complex="normal"/>
    </style:style>
    <style:style style:name="P58" style:family="paragraph" style:parent-style-name="Standard">
      <style:text-properties fo:color="#000000" fo:font-size="12pt" fo:language="fr" fo:country="FR" fo:font-style="normal" officeooo:rsid="0025f960" officeooo:paragraph-rsid="0025f960" style:font-size-asian="12pt" style:font-style-asian="normal" style:font-size-complex="12pt" style:font-style-complex="normal"/>
    </style:style>
    <style:style style:name="P59" style:family="paragraph" style:parent-style-name="Standard">
      <style:text-properties fo:color="#000000" fo:font-size="12pt" fo:language="fr" fo:country="FR" fo:font-style="normal" officeooo:rsid="00370f00" officeooo:paragraph-rsid="00370f00" style:font-size-asian="12pt" style:font-style-asian="normal" style:font-size-complex="12pt" style:font-style-complex="normal"/>
    </style:style>
    <style:style style:name="P60" style:family="paragraph" style:parent-style-name="Standard">
      <style:text-properties fo:color="#000000" fo:font-size="12pt" fo:language="fr" fo:country="FR" fo:font-style="normal" fo:font-weight="normal" officeooo:rsid="003a7cbf" officeooo:paragraph-rsid="003a7cbf" style:font-size-asian="12pt" style:font-style-asian="normal" style:font-weight-asian="normal" style:font-size-complex="12pt" style:font-style-complex="normal" style:font-weight-complex="normal"/>
    </style:style>
    <style:style style:name="P61" style:family="paragraph" style:parent-style-name="Standard">
      <style:text-properties fo:color="#000000" fo:font-size="12pt" fo:language="fr" fo:country="FR" fo:font-style="normal" fo:font-weight="normal" officeooo:rsid="003a8b4e" officeooo:paragraph-rsid="003a8b4e" style:font-size-asian="12pt" style:font-style-asian="normal" style:font-weight-asian="normal" style:font-size-complex="12pt" style:font-style-complex="normal" style:font-weight-complex="normal"/>
    </style:style>
    <style:style style:name="P62" style:family="paragraph" style:parent-style-name="Standard">
      <style:text-properties fo:color="#808080" fo:font-size="12pt" fo:language="fr" fo:country="FR" fo:font-style="normal" officeooo:rsid="0032ae76" officeooo:paragraph-rsid="0032ae76" style:font-size-asian="12pt" style:font-style-asian="normal" style:font-size-complex="12pt" style:font-style-complex="normal"/>
    </style:style>
    <style:style style:name="P63" style:family="paragraph" style:parent-style-name="Standard">
      <style:text-properties officeooo:paragraph-rsid="00346881"/>
    </style:style>
    <style:style style:name="P64" style:family="paragraph" style:parent-style-name="Standard">
      <style:text-properties fo:color="#999999" fo:font-size="12pt" fo:language="fr" fo:country="FR" fo:font-style="normal" officeooo:rsid="0021fcb7" officeooo:paragraph-rsid="0021fcb7" style:font-size-asian="12pt" style:font-style-asian="normal" style:font-size-complex="12pt" style:font-style-complex="normal"/>
    </style:style>
    <style:style style:name="P65" style:family="paragraph" style:parent-style-name="Standard">
      <style:text-properties fo:color="#999999" fo:font-size="12pt" fo:language="fr" fo:country="FR" fo:font-style="normal" fo:font-weight="normal" officeooo:rsid="00187ea9" officeooo:paragraph-rsid="003a7cbf" style:font-size-asian="12pt" style:font-style-asian="normal" style:font-weight-asian="normal" style:font-size-complex="12pt" style:font-style-complex="normal" style:font-weight-complex="normal"/>
    </style:style>
    <style:style style:name="P66" style:family="paragraph" style:parent-style-name="Standard">
      <style:text-properties officeooo:paragraph-rsid="0021fcb7"/>
    </style:style>
    <style:style style:name="P67" style:family="paragraph" style:parent-style-name="Standard">
      <style:text-properties officeooo:paragraph-rsid="00227484"/>
    </style:style>
    <style:style style:name="P68" style:family="paragraph" style:parent-style-name="Standard">
      <style:text-properties fo:font-size="12pt" fo:language="fr" fo:country="FR" fo:font-style="normal" officeooo:rsid="002c0542" officeooo:paragraph-rsid="00353d71" style:font-size-asian="12pt" style:font-style-asian="normal" style:font-size-complex="12pt" style:font-style-complex="normal"/>
    </style:style>
    <style:style style:name="P69" style:family="paragraph" style:parent-style-name="Standard">
      <style:text-properties fo:font-size="12pt" fo:language="fr" fo:country="FR" fo:font-style="normal" officeooo:rsid="00381da3" officeooo:paragraph-rsid="00381da3" style:font-size-asian="12pt" style:font-style-asian="normal" style:font-size-complex="12pt" style:font-style-complex="normal"/>
    </style:style>
    <style:style style:name="P70" style:family="paragraph" style:parent-style-name="Standard">
      <style:text-properties fo:font-size="12pt" fo:language="fr" fo:country="FR" fo:font-style="normal" officeooo:rsid="0038d538" officeooo:paragraph-rsid="0038d538" style:font-size-asian="12pt" style:font-style-asian="normal" style:font-size-complex="12pt" style:font-style-complex="normal"/>
    </style:style>
    <style:style style:name="P71" style:family="paragraph" style:parent-style-name="Standard">
      <style:text-properties fo:font-size="12pt" fo:language="fr" fo:country="FR" fo:font-style="normal" officeooo:rsid="003001e8" officeooo:paragraph-rsid="003001e8" style:font-size-asian="12pt" style:font-style-asian="normal" style:font-size-complex="12pt" style:font-style-complex="normal"/>
    </style:style>
    <style:style style:name="P72" style:family="paragraph" style:parent-style-name="Standard">
      <style:text-properties fo:font-size="12pt" fo:language="fr" fo:country="FR" fo:font-style="normal" officeooo:rsid="003b929c" officeooo:paragraph-rsid="003b929c" style:font-size-asian="12pt" style:font-style-asian="normal" style:font-size-complex="12pt" style:font-style-complex="normal"/>
    </style:style>
    <style:style style:name="P73" style:family="paragraph" style:parent-style-name="Standard">
      <style:text-properties fo:font-size="12pt" fo:language="fr" fo:country="FR" fo:font-style="normal" fo:font-weight="normal" officeooo:rsid="000b354b" officeooo:paragraph-rsid="003d74b2" style:font-size-asian="12pt" style:font-style-asian="normal" style:font-weight-asian="normal" style:font-size-complex="12pt" style:font-style-complex="normal" style:font-weight-complex="normal"/>
    </style:style>
    <style:style style:name="P74" style:family="paragraph" style:parent-style-name="Standard">
      <style:text-properties fo:language="fr" fo:country="FR" officeooo:rsid="0001d95f" officeooo:paragraph-rsid="003d74b2"/>
    </style:style>
    <style:style style:name="P75" style:family="paragraph" style:parent-style-name="Standard">
      <style:text-properties fo:language="fr" fo:country="FR" fo:font-weight="bold" officeooo:rsid="0001d95f" officeooo:paragraph-rsid="003d74b2" style:font-weight-asian="bold" style:font-weight-complex="bold"/>
    </style:style>
    <style:style style:name="P76" style:family="paragraph" style:parent-style-name="Standard">
      <style:text-properties fo:language="fr" fo:country="FR" officeooo:rsid="00022d74" officeooo:paragraph-rsid="003d74b2"/>
    </style:style>
    <style:style style:name="P77" style:family="paragraph" style:parent-style-name="Standard">
      <style:text-properties fo:language="fr" fo:country="FR" officeooo:rsid="0009fc0b" officeooo:paragraph-rsid="003d74b2"/>
    </style:style>
    <style:style style:name="P78" style:family="paragraph" style:parent-style-name="Standard">
      <style:text-properties fo:language="fr" fo:country="FR" officeooo:rsid="0002c669" officeooo:paragraph-rsid="003d74b2"/>
    </style:style>
    <style:style style:name="P79" style:family="paragraph" style:parent-style-name="Standard">
      <style:text-properties fo:language="fr" fo:country="FR" officeooo:rsid="000b354b" officeooo:paragraph-rsid="003d74b2"/>
    </style:style>
    <style:style style:name="P80" style:family="paragraph" style:parent-style-name="Standard">
      <style:text-properties fo:language="fr" fo:country="FR" officeooo:rsid="000c96c3" officeooo:paragraph-rsid="003d74b2"/>
    </style:style>
    <style:style style:name="P81" style:family="paragraph" style:parent-style-name="Standard">
      <style:text-properties fo:language="fr" fo:country="FR" officeooo:paragraph-rsid="003d74b2"/>
    </style:style>
    <style:style style:name="P82" style:family="paragraph" style:parent-style-name="Standard">
      <style:text-properties officeooo:paragraph-rsid="003b929c"/>
    </style:style>
    <style:style style:name="P83" style:family="paragraph" style:parent-style-name="Standard">
      <style:text-properties officeooo:rsid="003b929c" officeooo:paragraph-rsid="003b929c"/>
    </style:style>
    <style:style style:name="P84" style:family="paragraph" style:parent-style-name="Standard">
      <style:text-properties officeooo:rsid="003d74b2" officeooo:paragraph-rsid="003d74b2"/>
    </style:style>
    <style:style style:name="P85" style:family="paragraph" style:parent-style-name="Standard">
      <style:text-properties officeooo:paragraph-rsid="003d74b2"/>
    </style:style>
    <style:style style:name="P86" style:family="paragraph" style:parent-style-name="Standard">
      <style:paragraph-properties fo:break-before="page"/>
      <style:text-properties officeooo:paragraph-rsid="0029d5a3"/>
    </style:style>
    <style:style style:name="P87" style:family="paragraph" style:parent-style-name="Standard">
      <style:paragraph-properties fo:break-before="page"/>
      <style:text-properties fo:color="#808080" fo:language="fr" fo:country="FR" officeooo:rsid="0001d95f" officeooo:paragraph-rsid="003d74b2"/>
    </style:style>
    <style:style style:name="T1" style:family="text">
      <style:text-properties fo:font-size="12pt" fo:language="fr" fo:country="FR" style:font-size-asian="12pt" style:font-size-complex="12pt"/>
    </style:style>
    <style:style style:name="T2" style:family="text">
      <style:text-properties fo:font-size="12pt" fo:language="fr" fo:country="FR" officeooo:rsid="00014106" style:font-size-asian="12pt" style:font-size-complex="12pt"/>
    </style:style>
    <style:style style:name="T3" style:family="text">
      <style:text-properties fo:font-size="12pt" fo:language="fr" fo:country="FR" officeooo:rsid="0003c420" style:font-size-asian="12pt" style:font-size-complex="12pt"/>
    </style:style>
    <style:style style:name="T4" style:family="text">
      <style:text-properties fo:font-size="12pt" fo:language="fr" fo:country="FR" officeooo:rsid="0003f741" style:font-size-asian="12pt" style:font-size-complex="12pt"/>
    </style:style>
    <style:style style:name="T5" style:family="text">
      <style:text-properties fo:font-size="12pt" fo:language="fr" fo:country="FR" fo:font-style="italic" officeooo:rsid="00014106" style:font-size-asian="12pt" style:font-style-asian="italic" style:font-size-complex="12pt" style:font-style-complex="italic"/>
    </style:style>
    <style:style style:name="T6" style:family="text">
      <style:text-properties fo:font-size="12pt" fo:language="fr" fo:country="FR" fo:font-weight="normal" style:font-size-asian="12pt" style:font-weight-asian="normal" style:font-size-complex="12pt" style:font-weight-complex="normal"/>
    </style:style>
    <style:style style:name="T7" style:family="text">
      <style:text-properties fo:font-size="12pt" fo:language="fr" fo:country="FR" fo:font-style="normal" style:font-size-asian="12pt" style:font-style-asian="normal" style:font-size-complex="12pt" style:font-style-complex="normal"/>
    </style:style>
    <style:style style:name="T8" style:family="text">
      <style:text-properties fo:font-size="12pt" fo:language="fr" fo:country="FR" fo:font-style="normal" officeooo:rsid="0003c420" style:font-size-asian="12pt" style:font-style-asian="normal" style:font-size-complex="12pt" style:font-style-complex="normal"/>
    </style:style>
    <style:style style:name="T9" style:family="text">
      <style:text-properties fo:font-size="12pt" fo:language="fr" fo:country="FR" fo:font-style="normal" officeooo:rsid="00050b8d" style:font-size-asian="12pt" style:font-style-asian="normal" style:font-size-complex="12pt" style:font-style-complex="normal"/>
    </style:style>
    <style:style style:name="T10" style:family="text">
      <style:text-properties fo:font-size="12pt" fo:language="fr" fo:country="FR" fo:font-style="normal" officeooo:rsid="00062ce0" style:font-size-asian="12pt" style:font-style-asian="normal" style:font-size-complex="12pt" style:font-style-complex="normal"/>
    </style:style>
    <style:style style:name="T11" style:family="text">
      <style:text-properties fo:font-size="12pt" fo:language="fr" fo:country="FR" fo:font-style="normal" officeooo:rsid="0009e712" style:font-size-asian="12pt" style:font-style-asian="normal" style:font-size-complex="12pt" style:font-style-complex="normal"/>
    </style:style>
    <style:style style:name="T12" style:family="text">
      <style:text-properties fo:font-size="12pt" fo:language="fr" fo:country="FR" fo:font-style="normal" officeooo:rsid="000b59f3" style:font-size-asian="12pt" style:font-style-asian="normal" style:font-size-complex="12pt" style:font-style-complex="normal"/>
    </style:style>
    <style:style style:name="T13" style:family="text">
      <style:text-properties fo:font-size="12pt" fo:language="fr" fo:country="FR" fo:font-style="normal" officeooo:rsid="0014b993" style:font-size-asian="12pt" style:font-style-asian="normal" style:font-size-complex="12pt" style:font-style-complex="normal"/>
    </style:style>
    <style:style style:name="T14" style:family="text">
      <style:text-properties fo:font-size="12pt" fo:language="fr" fo:country="FR" fo:font-style="normal" officeooo:rsid="001707f2" style:font-size-asian="12pt" style:font-style-asian="normal" style:font-size-complex="12pt" style:font-style-complex="normal"/>
    </style:style>
    <style:style style:name="T15" style:family="text">
      <style:text-properties fo:font-size="12pt" fo:language="fr" fo:country="FR" fo:font-style="normal" officeooo:rsid="00187ea9" style:font-size-asian="12pt" style:font-style-asian="normal" style:font-size-complex="12pt" style:font-style-complex="normal"/>
    </style:style>
    <style:style style:name="T16" style:family="text">
      <style:text-properties fo:font-size="12pt" fo:language="fr" fo:country="FR" fo:font-style="normal" officeooo:rsid="001991b8" style:font-size-asian="12pt" style:font-style-asian="normal" style:font-size-complex="12pt" style:font-style-complex="normal"/>
    </style:style>
    <style:style style:name="T17" style:family="text">
      <style:text-properties fo:font-size="12pt" fo:language="fr" fo:country="FR" fo:font-style="normal" officeooo:rsid="0020f3bf" style:font-size-asian="12pt" style:font-style-asian="normal" style:font-size-complex="12pt" style:font-style-complex="normal"/>
    </style:style>
    <style:style style:name="T18" style:family="text">
      <style:text-properties fo:font-size="12pt" fo:language="fr" fo:country="FR" fo:font-style="normal" officeooo:rsid="00210055" style:font-size-asian="12pt" style:font-style-asian="normal" style:font-size-complex="12pt" style:font-style-complex="normal"/>
    </style:style>
    <style:style style:name="T19" style:family="text">
      <style:text-properties fo:font-size="12pt" fo:language="fr" fo:country="FR" fo:font-style="normal" officeooo:rsid="00195c5f" style:font-size-asian="12pt" style:font-style-asian="normal" style:font-size-complex="12pt" style:font-style-complex="normal"/>
    </style:style>
    <style:style style:name="T20" style:family="text">
      <style:text-properties fo:font-size="12pt" fo:language="fr" fo:country="FR" fo:font-style="normal" officeooo:rsid="0032ae76" style:font-size-asian="12pt" style:font-style-asian="normal" style:font-size-complex="12pt" style:font-style-complex="normal"/>
    </style:style>
    <style:style style:name="T21" style:family="text">
      <style:text-properties fo:font-size="12pt" fo:language="fr" fo:country="FR" fo:font-style="normal" officeooo:rsid="00063da6" style:font-size-asian="12pt" style:font-style-asian="normal" style:font-size-complex="12pt" style:font-style-complex="normal"/>
    </style:style>
    <style:style style:name="T22" style:family="text">
      <style:text-properties fo:font-size="12pt" fo:language="fr" fo:country="FR" fo:font-style="normal" officeooo:rsid="0008096f" style:font-size-asian="12pt" style:font-style-asian="normal" style:font-size-complex="12pt" style:font-style-complex="normal"/>
    </style:style>
    <style:style style:name="T23" style:family="text">
      <style:text-properties fo:font-size="12pt" fo:language="fr" fo:country="FR" fo:font-style="normal" officeooo:rsid="003b929c" style:font-size-asian="12pt" style:font-style-asian="normal" style:font-size-complex="12pt" style:font-style-complex="normal"/>
    </style:style>
    <style:style style:name="T24" style:family="text">
      <style:text-properties fo:font-size="12pt" fo:language="fr" fo:country="FR" fo:font-style="normal" officeooo:rsid="003d74b2" style:font-size-asian="12pt" style:font-style-asian="normal" style:font-size-complex="12pt" style:font-style-complex="normal"/>
    </style:style>
    <style:style style:name="T25" style:family="text">
      <style:text-properties fo:color="#999999"/>
    </style:style>
    <style:style style:name="T26" style:family="text">
      <style:text-properties fo:color="#999999" fo:font-size="16pt" fo:language="fr" fo:country="FR" officeooo:rsid="000b59f3" style:font-size-asian="16pt" style:font-size-complex="16pt"/>
    </style:style>
    <style:style style:name="T27" style:family="text">
      <style:text-properties fo:color="#999999" fo:font-size="16pt" fo:language="fr" fo:country="FR" officeooo:rsid="00014106" style:font-size-asian="16pt" style:font-size-complex="16pt"/>
    </style:style>
    <style:style style:name="T28" style:family="text">
      <style:text-properties fo:color="#999999" fo:font-size="16pt" fo:language="fr" fo:country="FR" fo:font-style="normal" officeooo:rsid="000d3566" style:font-size-asian="16pt" style:font-style-asian="normal" style:font-size-complex="16pt" style:font-style-complex="normal"/>
    </style:style>
    <style:style style:name="T29" style:family="text">
      <style:text-properties fo:color="#999999" fo:font-size="16pt" fo:language="fr" fo:country="FR" fo:font-style="normal" officeooo:rsid="00014106" style:font-size-asian="16pt" style:font-style-asian="normal" style:font-size-complex="16pt" style:font-style-complex="normal"/>
    </style:style>
    <style:style style:name="T30" style:family="text">
      <style:text-properties fo:color="#999999" officeooo:rsid="00129a64"/>
    </style:style>
    <style:style style:name="T31" style:family="text">
      <style:text-properties fo:color="#999999" fo:font-size="12pt" fo:language="fr" fo:country="FR" fo:font-style="normal" officeooo:rsid="001991b8" style:font-size-asian="12pt" style:font-style-asian="normal" style:font-size-complex="12pt" style:font-style-complex="normal"/>
    </style:style>
    <style:style style:name="T32" style:family="text">
      <style:text-properties fo:color="#999999" fo:font-size="12pt" fo:language="fr" fo:country="FR" fo:font-style="normal" officeooo:rsid="00129a64" style:font-size-asian="12pt" style:font-style-asian="normal" style:font-size-complex="12pt" style:font-style-complex="normal"/>
    </style:style>
    <style:style style:name="T33" style:family="text">
      <style:text-properties fo:color="#999999" fo:font-size="12pt" fo:language="fr" fo:country="FR" fo:font-style="normal" officeooo:rsid="00187ea9" style:font-size-asian="12pt" style:font-style-asian="normal" style:font-size-complex="12pt" style:font-style-complex="normal"/>
    </style:style>
    <style:style style:name="T34" style:family="text">
      <style:text-properties fo:color="#999999" fo:font-size="12pt" fo:language="fr" fo:country="FR" fo:font-style="normal" officeooo:rsid="0024e4a4" style:font-size-asian="12pt" style:font-style-asian="normal" style:font-size-complex="12pt" style:font-style-complex="normal"/>
    </style:style>
    <style:style style:name="T35" style:family="text">
      <style:text-properties fo:color="#999999" fo:font-size="12pt" fo:language="fr" fo:country="FR" fo:font-style="normal" officeooo:rsid="0029d5a3" style:font-size-asian="12pt" style:font-style-asian="normal" style:font-size-complex="12pt" style:font-style-complex="normal"/>
    </style:style>
    <style:style style:name="T36" style:family="text">
      <style:text-properties fo:color="#000000" fo:language="fr" fo:country="FR" fo:font-weight="normal" officeooo:rsid="00059a6d" style:font-weight-asian="normal" style:font-weight-complex="normal"/>
    </style:style>
    <style:style style:name="T37" style:family="text">
      <style:text-properties fo:color="#000000" fo:language="fr" fo:country="FR" fo:font-weight="normal" officeooo:rsid="000d3566" style:font-weight-asian="normal" style:font-weight-complex="normal"/>
    </style:style>
    <style:style style:name="T38" style:family="text">
      <style:text-properties fo:color="#000000" fo:language="fr" fo:country="FR" fo:font-weight="normal" officeooo:rsid="000ebe95" style:font-weight-asian="normal" style:font-weight-complex="normal"/>
    </style:style>
    <style:style style:name="T39" style:family="text">
      <style:text-properties fo:color="#000000" fo:language="fr" fo:country="FR" fo:font-weight="normal" officeooo:rsid="00101bbc" style:font-weight-asian="normal" style:font-weight-complex="normal"/>
    </style:style>
    <style:style style:name="T40" style:family="text">
      <style:text-properties fo:color="#000000" fo:language="fr" fo:country="FR" fo:font-weight="normal" officeooo:rsid="0032ae76" style:font-weight-asian="normal" style:font-weight-complex="normal"/>
    </style:style>
    <style:style style:name="T41" style:family="text">
      <style:text-properties fo:color="#000000" fo:font-size="12pt" fo:language="fr" fo:country="FR" fo:font-style="normal" fo:font-weight="normal" style:font-size-asian="12pt" style:font-style-asian="normal" style:font-weight-asian="normal" style:font-size-complex="12pt" style:font-style-complex="normal" style:font-weight-complex="normal"/>
    </style:style>
    <style:style style:name="T42" style:family="text">
      <style:text-properties fo:color="#000000" fo:font-size="12pt" fo:language="fr" fo:country="FR" fo:font-style="normal" fo:font-weight="normal" officeooo:rsid="00059a6d" style:font-size-asian="12pt" style:font-style-asian="normal" style:font-weight-asian="normal" style:font-size-complex="12pt" style:font-style-complex="normal" style:font-weight-complex="normal"/>
    </style:style>
    <style:style style:name="T43" style:family="text">
      <style:text-properties fo:color="#000000" fo:font-size="12pt" fo:language="fr" fo:country="FR" fo:font-style="normal" fo:font-weight="normal" officeooo:rsid="000dc522" style:font-size-asian="12pt" style:font-style-asian="normal" style:font-weight-asian="normal" style:font-size-complex="12pt" style:font-style-complex="normal" style:font-weight-complex="normal"/>
    </style:style>
    <style:style style:name="T44" style:family="text">
      <style:text-properties fo:color="#000000" fo:font-size="12pt" fo:language="fr" fo:country="FR" fo:font-style="normal" fo:font-weight="normal" officeooo:rsid="00101bbc" style:font-size-asian="12pt" style:font-style-asian="normal" style:font-weight-asian="normal" style:font-size-complex="12pt" style:font-style-complex="normal" style:font-weight-complex="normal"/>
    </style:style>
    <style:style style:name="T45" style:family="text">
      <style:text-properties fo:color="#000000" fo:font-size="12pt" fo:language="fr" fo:country="FR" fo:font-style="normal" officeooo:rsid="00195c5f" style:font-size-asian="12pt" style:font-style-asian="normal" style:font-size-complex="12pt" style:font-style-complex="normal"/>
    </style:style>
    <style:style style:name="T46" style:family="text">
      <style:text-properties fo:color="#000000" fo:font-size="12pt" fo:language="fr" fo:country="FR" fo:font-style="normal" officeooo:rsid="001991b8" style:font-size-asian="12pt" style:font-style-asian="normal" style:font-size-complex="12pt" style:font-style-complex="normal"/>
    </style:style>
    <style:style style:name="T47" style:family="text">
      <style:text-properties fo:color="#000000" fo:font-size="12pt" fo:language="fr" fo:country="FR" fo:font-style="normal" officeooo:rsid="001a839d" style:font-size-asian="12pt" style:font-style-asian="normal" style:font-size-complex="12pt" style:font-style-complex="normal"/>
    </style:style>
    <style:style style:name="T48" style:family="text">
      <style:text-properties fo:color="#000000" fo:font-size="12pt" fo:language="fr" fo:country="FR" fo:font-style="normal" officeooo:rsid="001aae0f" style:font-size-asian="12pt" style:font-style-asian="normal" style:font-size-complex="12pt" style:font-style-complex="normal"/>
    </style:style>
    <style:style style:name="T49" style:family="text">
      <style:text-properties fo:color="#000000" fo:font-size="12pt" fo:language="fr" fo:country="FR" fo:font-style="normal" officeooo:rsid="001bc91e" style:font-size-asian="12pt" style:font-style-asian="normal" style:font-size-complex="12pt" style:font-style-complex="normal"/>
    </style:style>
    <style:style style:name="T50" style:family="text">
      <style:text-properties fo:color="#000000" fo:font-size="12pt" fo:language="fr" fo:country="FR" fo:font-style="normal" officeooo:rsid="001dc5a5" style:font-size-asian="12pt" style:font-style-asian="normal" style:font-size-complex="12pt" style:font-style-complex="normal"/>
    </style:style>
    <style:style style:name="T51" style:family="text">
      <style:text-properties fo:color="#000000" fo:font-size="12pt" fo:language="fr" fo:country="FR" fo:font-style="normal" officeooo:rsid="0020f3bf" style:font-size-asian="12pt" style:font-style-asian="normal" style:font-size-complex="12pt" style:font-style-complex="normal"/>
    </style:style>
    <style:style style:name="T52" style:family="text">
      <style:text-properties fo:color="#000000" fo:font-size="12pt" fo:language="fr" fo:country="FR" fo:font-style="normal" officeooo:rsid="00210055" style:font-size-asian="12pt" style:font-style-asian="normal" style:font-size-complex="12pt" style:font-style-complex="normal"/>
    </style:style>
    <style:style style:name="T53" style:family="text">
      <style:text-properties fo:color="#000000" fo:font-size="12pt" fo:language="fr" fo:country="FR" fo:font-style="normal" officeooo:rsid="0021b690" style:font-size-asian="12pt" style:font-style-asian="normal" style:font-size-complex="12pt" style:font-style-complex="normal"/>
    </style:style>
    <style:style style:name="T54" style:family="text">
      <style:text-properties fo:color="#000000" fo:font-size="12pt" fo:language="fr" fo:country="FR" fo:font-style="normal" officeooo:rsid="0021fcb7" style:font-size-asian="12pt" style:font-style-asian="normal" style:font-size-complex="12pt" style:font-style-complex="normal"/>
    </style:style>
    <style:style style:name="T55" style:family="text">
      <style:text-properties fo:color="#000000" fo:font-size="12pt" fo:language="fr" fo:country="FR" fo:font-style="normal" officeooo:rsid="00221d3b" style:font-size-asian="12pt" style:font-style-asian="normal" style:font-size-complex="12pt" style:font-style-complex="normal"/>
    </style:style>
    <style:style style:name="T56" style:family="text">
      <style:text-properties fo:color="#000000" fo:font-size="12pt" fo:language="fr" fo:country="FR" fo:font-style="normal" officeooo:rsid="00227484" style:font-size-asian="12pt" style:font-style-asian="normal" style:font-size-complex="12pt" style:font-style-complex="normal"/>
    </style:style>
    <style:style style:name="T57" style:family="text">
      <style:text-properties fo:color="#000000" fo:font-size="12pt" fo:language="fr" fo:country="FR" fo:font-style="normal" officeooo:rsid="0023fee1" style:font-size-asian="12pt" style:font-style-asian="normal" style:font-size-complex="12pt" style:font-style-complex="normal"/>
    </style:style>
    <style:style style:name="T58" style:family="text">
      <style:text-properties fo:color="#000000" fo:font-size="12pt" fo:language="fr" fo:country="FR" fo:font-style="normal" officeooo:rsid="00275994" style:font-size-asian="12pt" style:font-style-asian="normal" style:font-size-complex="12pt" style:font-style-complex="normal"/>
    </style:style>
    <style:style style:name="T59" style:family="text">
      <style:text-properties fo:color="#000000" fo:font-size="12pt" fo:language="fr" fo:country="FR" fo:font-style="normal" officeooo:rsid="0032ae76" style:font-size-asian="12pt" style:font-style-asian="normal" style:font-size-complex="12pt" style:font-style-complex="normal"/>
    </style:style>
    <style:style style:name="T60" style:family="text">
      <style:text-properties fo:color="#000000" fo:font-size="12pt" fo:language="fr" fo:country="FR" fo:font-style="normal" officeooo:rsid="00346881" style:font-size-asian="12pt" style:font-style-asian="normal" style:font-size-complex="12pt" style:font-style-complex="normal"/>
    </style:style>
    <style:style style:name="T61" style:family="text">
      <style:text-properties officeooo:rsid="00101bbc"/>
    </style:style>
    <style:style style:name="T62" style:family="text">
      <style:text-properties officeooo:rsid="0012d9ef"/>
    </style:style>
    <style:style style:name="T63" style:family="text">
      <style:text-properties officeooo:rsid="00163f51"/>
    </style:style>
    <style:style style:name="T64" style:family="text">
      <style:text-properties officeooo:rsid="00221d3b"/>
    </style:style>
    <style:style style:name="T65" style:family="text">
      <style:text-properties officeooo:rsid="00227484"/>
    </style:style>
    <style:style style:name="T66" style:family="text">
      <style:text-properties officeooo:rsid="00267e63"/>
    </style:style>
    <style:style style:name="T67" style:family="text">
      <style:text-properties officeooo:rsid="0029d5a3"/>
    </style:style>
    <style:style style:name="T68" style:family="text">
      <style:text-properties officeooo:rsid="00346881"/>
    </style:style>
    <style:style style:name="T69" style:family="text">
      <style:text-properties officeooo:rsid="00353d71"/>
    </style:style>
    <style:style style:name="T70" style:family="text">
      <style:text-properties officeooo:rsid="003a7cbf"/>
    </style:style>
    <style:style style:name="T71" style:family="text">
      <style:text-properties officeooo:rsid="003a8b4e"/>
    </style:style>
    <style:style style:name="T72" style:family="text">
      <style:text-properties officeooo:rsid="003b929c"/>
    </style:style>
    <style:style style:name="T73" style:family="text">
      <style:text-properties officeooo:rsid="003d74b2"/>
    </style:style>
    <style:style style:name="T74" style:family="text">
      <style:text-properties officeooo:rsid="000c96c3"/>
    </style:style>
    <style:style style:name="T75" style:family="text">
      <style:text-properties fo:language="fr" fo:country="FR" officeooo:rsid="0002c669"/>
    </style:style>
    <style:style style:name="T76" style:family="text">
      <style:text-properties fo:language="fr" fo:country="FR" officeooo:rsid="000b354b"/>
    </style:style>
    <style:style style:name="T77" style:family="text">
      <style:text-properties fo:language="fr" fo:country="FR" officeooo:rsid="00022d74"/>
    </style:style>
    <style:style style:name="T78" style:family="text">
      <style:text-properties fo:language="fr" fo:country="FR" officeooo:rsid="000c96c3"/>
    </style:style>
    <style:style style:name="T79" style:family="text">
      <style:text-properties fo:language="fr" fo:country="FR" fo:font-weight="normal" officeooo:rsid="000c96c3" style:font-weight-asian="normal" style:font-weight-complex="normal"/>
    </style:style>
    <style:style style:name="T80" style:family="text">
      <style:text-properties fo:language="fr" fo:country="FR" fo:font-weight="bold" officeooo:rsid="000c96c3" style:font-weight-asian="bold" style:font-weight-complex="bold"/>
    </style:style>
    <style:style style:name="T81" style:family="text">
      <style:text-properties officeooo:rsid="000b354b"/>
    </style:style>
    <style:style style:name="T82" style:family="text">
      <style:text-properties fo:font-weight="bold" style:font-weight-asian="bold" style:font-weight-complex="bold"/>
    </style:style>
    <style:style style:name="T83" style:family="text">
      <style:text-properties officeooo:rsid="0002c6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texte :</text:p>
      <text:p text:style-name="P21"><text:span text:style-name="T2">Le présent dossier réponds à une commande de jeu redéfinissant le type </text:span><text:span text:style-name="T5">Ware.</text:span></text:p>
      <text:p text:style-name="P18"/>
      <text:p text:style-name="P22"><text:span text:style-name="T2">P</text:span><text:span text:style-name="T1">roduction </text:span><text:span text:style-name="T4">de</text:span><text:span text:style-name="T1"> 6 mini-jeux</text:span></text:p>
      <text:p text:style-name="P20"><text:span text:style-name="T3">durée : 5 </text:span><text:span text:style-name="T4">à 15</text:span><text:span text:style-name="T3">s</text:span></text:p>
      <text:p text:style-name="P23"><text:span text:style-name="T3">g</text:span><text:span text:style-name="T1">enre : action-puzzle/Ware</text:span></text:p>
      <text:p text:style-name="P19">Support : téléphone mobile</text:p>
      <text:p text:style-name="P19">Public cible : Adolescent européen/occidental, joueur enthousiaste « time-filler »</text:p>
      <text:p text:style-name="P19">Expérience de jeu attendue:</text:p>
      <text:p text:style-name="P19"><text:tab/>-Forte incarnation</text:p>
      <text:p text:style-name="P19"><text:tab/>-Forte immersion</text:p>
      <text:p text:style-name="P19"><text:tab/>-Compétition amicale</text:p>
      <text:p text:style-name="P19"><text:tab/>-Caractère communautaire</text:p>
      <text:p text:style-name="P19">Objectifs divers :</text:p>
      <text:p text:style-name="P19"><text:tab/>-Fidélisation du joueur<text:tab/></text:p>
      <text:p text:style-name="P47"><text:span text:style-name="T27">A</text:span><text:span text:style-name="T26">nalyse</text:span><text:span text:style-name="T27">:</text:span></text:p>
      <text:p text:style-name="P1"><text:span text:style-name="T1">Le type </text:span><text:span text:style-name="T6">Ware</text:span><text:span text:style-name="T1">, héritage de </text:span><text:span text:style-name="T7">WarioWare</text:span></text:p>
      <text:p text:style-name="P5"/>
      <text:p text:style-name="P6">Un jeu est dit de type Ware lorsqu’il est composé de micro-jeux d’une durée située entre quelques secondes et quelques minutes. Ce nom est dû à WarioWare, Inc. : Mega Microgames !, jeu sortit par Nintendo en 2003 qui est l’emblème du genre.</text:p>
      <text:p text:style-name="P8">D’autres jeux à sa suite ont vu le jour : </text:p>
      <text:p text:style-name="P24"><text:span text:style-name="T8">Dumb Ways to Die </text:span><text:span text:style-name="T10">est une version très épurée de Ware. Composée de jeux où on s’attelle à ne pas faire mourir des personnages sympathiques. Les jeux durent quelques secondes, </text:span><text:span text:style-name="T20">ils </text:span><text:span text:style-name="T10">sont initiés par une phrase dont quelques mots sont en gras et qui donne la consigne à respecter. Une difficulté croissante est proposé, réduisant le temps disponible pour la réalisation de chaque micro-jeu.</text:span></text:p>
      <text:p text:style-name="P51"><text:span text:style-name="T8">Air Marty </text:span><text:span text:style-name="T10">est une histoire à embranchement multiples. La progression est rythmée par des mini-jeux dont l’issue influence la suite de l’histoire. Plusieurs fins sont possibles.</text:span><text:span text:style-name="T8"> </text:span><text:span text:style-name="T21">Chaque jeu est annoncé avec une phrase et les i</text:span><text:span text:style-name="T20">nputs</text:span><text:span text:style-name="T21"> disponibles pour le joueur.</text:span></text:p>
      <text:p text:style-name="P52"><text:span text:style-name="T8">McPixel </text:span><text:span text:style-name="T22">est une série de scènes où il faut trouver, en manipulant un personnage nommé McPixel, u</text:span><text:span text:style-name="T20">n </text:span><text:span text:style-name="T22">explosif et s’en débarrasser. Les commandes (point&amp;clic) et l’objectif sont communs à chaque scènes du jeu, seules les solutions changent.</text:span></text:p>
      <text:p text:style-name="P52"><text:span text:style-name="T8">Rythm Heaven Megamix </text:span><text:span text:style-name="T22">est très proche de WarioWare dans sa diversité artistique mais est entièrement basé sur le rythme. L’entièreté du core gameplay réside dans la capacité à réaliser des commandes aux bons timings en adéquation avec la musique. Une seule commande est à disposition du joueur, lui permettant de se concentrer uniquement sur la musique et le visuel. Quelques indications sont affichés sous la forme de texte, notamment un « you »(vous) indiquant au joueur quel personnage il incarne.</text:span></text:p>
      <text:p text:style-name="P8"/>
      <text:p text:style-name="P7">Les jeux Ware ont en commun la notion de rythme. Elle est parfois cruciale, demandant au joueur de respecter des timings précis, mais dans l’ensemble ces jeux sont dynamiques, possédant des bandes musicales et sonores qui le sont tout autant. C’est là la première clé de réalisation, se débrouiller pour emmener le joueur dans un rythme et dans un enchaînement de jeux satisfaisant. </text:p>
      <text:p text:style-name="P20"><text:span text:style-name="T8">Le second point le plus important réside dans </text:span><text:span text:style-name="T9">la compréhension des jeux. De par leur durée extrêmement courte, il faut faire en sorte que le joueur ait tou</text:span><text:span text:style-name="T11">s</text:span><text:span text:style-name="T9"> les outils pour faire les connexion</text:span><text:span text:style-name="T11">s</text:span><text:span text:style-name="T9"> nécessaires avec ses connaissances afin de lui permettre de répondre efficacement à la problématique po</text:span><text:span text:style-name="T20">sé</text:span><text:span text:style-name="T9">. </text:span><text:span text:style-name="T11">Il faut qu’il comprenne : Sur quoi est ce qu’il peut agir ? Avec quels boutons ? Et qu’est ce qu’il doit faire ? </text:span><text:span text:style-name="T12">Tout ceci dans une intervalle de temps très court.</text:span></text:p>
      <text:p text:style-name="P10">Plusieurs choix sont possibles pour faciliter le travail mental du joueur. On peut lui faire incarner toujours le même personnage (McPixel) ou toujours le même genre de personnages (Dumb ways to Die). On peut limiter ses inputs (Rythm Heaven Megamix) ou les annoncer clairement (Air Marty).</text:p>
      <text:p text:style-name="P10"/>
      <text:p text:style-name="P10">Un bon jeu Ware est un jeu fluide et diversifié dans les objectifs des mini-jeux qu’il propose. Enfin, il ne doit surtout pas frustrer le joueurs en lui présentant mal ses objectifs.</text:p>
      <text:p text:style-name="P48"><text:span text:style-name="T28">Étude de marché</text:span><text:span text:style-name="T29">:</text:span></text:p>
      <text:p text:style-name="P7"/>
      <text:p text:style-name="P9">Les points importants du marché du jeu mobile en 2019 :</text:p>
      <text:p text:style-name="P9"/>
      <text:p text:style-name="P37"><text:span text:style-name="T36">2,4 m</text:span><text:span text:style-name="T37">illiards de joueurs</text:span></text:p>
      <text:p text:style-name="P37"><text:span text:style-name="T36">10 % d</text:span><text:span text:style-name="T37">u temps passé sur un téléphone mobile est consacré au jeu.</text:span></text:p>
      <text:p text:style-name="P37"><text:span text:style-name="T36">95 % d</text:span><text:span text:style-name="T37">es revenus des jeux mobiles proviennent des achats disponibles en jeu.</text:span></text:p>
      <text:p text:style-name="P37"><text:span text:style-name="T36">63 % d</text:span><text:span text:style-name="T37">es joueurs sur téléphone mobile sont des femmes.</text:span></text:p>
      <text:p text:style-name="P38"><text:span text:style-name="T36">6</text:span><text:span text:style-name="T38">9 % des femmes jouent aux jeux de genre puzzle « match-three »</text:span><text:span text:style-name="T36">/ f</text:span><text:span text:style-name="T38">amille</text:span><text:span text:style-name="T36">/s</text:span><text:span text:style-name="T39">imulateur</text:span><text:span text:style-name="T38"> de ferme</text:span><text:span text:style-name="T36"> </text:span></text:p>
      <text:p text:style-name="P38"><text:span text:style-name="T39">98 % des hommes jouent aux jeux de genre </text:span><text:span text:style-name="T36">sport </text:span><text:span text:style-name="T39">et « tactical shooter »</text:span></text:p>
      <text:p text:style-name="P26">I<text:span text:style-name="T61">l y a un gros engouement croissant des jeux « casuals » </text:span></text:p>
      <text:p text:style-name="P37"><text:span text:style-name="T36">78 % d</text:span><text:span text:style-name="T39">es joueurs sur téléphone mobile sont des utilisateurs Android</text:span></text:p>
      <text:p text:style-name="P25"><text:span text:style-name="T61">Les jeux de genre puzzle sont les plus joués représentant </text:span>57,9 % <text:span text:style-name="T61">du marché </text:span></text:p>
      <text:p text:style-name="P37"><text:span text:style-name="T36">1 </text:span><text:span text:style-name="T39">utilisateur de téléphone portable sur 3 a joué à </text:span><text:span text:style-name="T36">Candy Crush e</text:span><text:span text:style-name="T40">n</text:span><text:span text:style-name="T36"> 2019</text:span></text:p>
      <text:p text:style-name="P37"><text:span text:style-name="T36">Helix Jump e</text:span><text:span text:style-name="T39">st le jeu le plus téléchargé en 2018</text:span></text:p>
      <text:p text:style-name="P37"><text:span text:style-name="T36">66 % d</text:span><text:span text:style-name="T39">es joueurs sur téléphone mobile influencent leurs proche</text:span><text:span text:style-name="T40">s</text:span><text:span text:style-name="T39"> dans leurs choix de jeu.</text:span></text:p>
      <text:p text:style-name="P38"><text:span text:style-name="T36">C’</text:span><text:span text:style-name="T39">est entre 18 h</text:span><text:span text:style-name="T40">eure </text:span><text:span text:style-name="T39">et 22 h</text:span><text:span text:style-name="T40">eure</text:span><text:span text:style-name="T39"> que les jeux mobiles sont le plus sollicités</text:span></text:p>
      <text:p text:style-name="P37"><text:span text:style-name="T42">Pokémon Go </text:span><text:span text:style-name="T43">est le jeu ayant généré </text:span><text:span text:style-name="T44">le plus d’argent de l’histoire des jeux mobile.</text:span></text:p>
      <text:p text:style-name="P39"><text:span text:style-name="T44">S</text:span><text:span text:style-name="T41">ource : kommandotech.com</text:span></text:p>
      <text:p text:style-name="P49"><text:span text:style-name="T25">U</text:span><text:span text:style-name="T30">eX :</text:span></text:p>
      <text:p text:style-name="P11"/>
      <text:p text:style-name="P11">Ce jeu cible les adolescents européens et occidentaux qui jouent sur leur téléphone mobile dès qu’ils ont un petit moment disponible (transport en communs, salle d’attente, pause entre deux cours …). On parle de joueur enthousiaste « time-filler »</text:p>
      <text:p text:style-name="P11">On cible des personnes très sociales, à un âge où ils sont <text:span text:style-name="T62">facilement influençables par leurs proches et leurs amis. Ils ont, avec les réseaux sociaux, la possibilité d’être en permanence connectés avec leurs pairs. Ils ont de nombreuses occasions d’utiliser leur téléphone pendant de petites périodes : Sur les périodes de transit entre leur lieu d’étude et de vie, entre chaque cours, sur le temps de midi. </text:span></text:p>
      <text:p text:style-name="P11"/>
      <text:p text:style-name="P11"/>
      <text:p text:style-name="P12">Objectifs :</text:p>
      <text:p text:style-name="P12">Pour faire en sorte que le jeu plaise à cette part de la population il y a plusieurs points très importants à respecter :</text:p>
      <text:p text:style-name="P40"><text:span text:style-name="T13"><text:tab/>-La fluidité du jeu : Le jeu doit être exécutable simplement, optimisé pour tourner vite, et il faut qu’il soit simple de lancer une p</text:span><text:span text:style-name="T20">artie</text:span><text:span text:style-name="T13"> de jeu </text:span><text:span text:style-name="T20">courte</text:span><text:span text:style-name="T13">. Il faut de même qu’il soit facile de la quitter, sans subir de pénalités.</text:span></text:p>
      <text:p text:style-name="P12"><text:tab/>-La clarté du jeu : L’interface se doit d’être simple. On évitera une multitude de menus, visant le lancement de partie le plus simple et rapide possible, limitant le temps de navigation sans jeu.</text:p>
      <text:p text:style-name="P12"><text:tab/>-<text:span text:style-name="T63">La dimension sociale : Il faut que le joueur puisse être en compétition avec les autres. Il faut qu’il y ait un échange possible, un moyen de comparaison, une possibilité d’entraide, d’alliance ou de multijoueur. C’est ce qui va permettre à ce jeu d’être populaire, le fait que le joueur ait l’impression de rejoindre une communauté en commençant à jouer à ce jeu.</text:span></text:p>
      <text:p text:style-name="P40"><text:span text:style-name="T13"><text:tab/>-</text:span><text:span text:style-name="T14">L’immersion : Le jeu est une échappatoire aux moments ennuyants. Que ce soient les cours, les transports, les soucis quotidiens, l’objectif de ce jeu est d’offrir une porte vers un univers suffisamment distant du notre pour que les problèmes qui se posent dans l’un ne se posent plus dans l’autre.</text:span></text:p>
      <text:p text:style-name="P7"/>
      <text:p text:style-name="P13">Expérience utilisateur : </text:p>
      <text:p text:style-name="P13">La vocation du jeu sera de développer les fonctions cognitives du joueur associées au Ware :</text:p>
      <text:p text:style-name="P43"><text:span text:style-name="T19"><text:tab/></text:span><text:span text:style-name="T53">Le timing, les </text:span><text:span text:style-name="T58">réflexes</text:span><text:span text:style-name="T53">, la précision et la mémoire.</text:span></text:p>
      <text:p text:style-name="P41"><text:span text:style-name="T45">L'intention est également de sensibiliser le joueur à des réalités d'un milieu peu connu</text:span><text:span text:style-name="T46">.</text:span><text:span text:style-name="T45"> L</text:span><text:span text:style-name="T46">e jeu sera vecteur </text:span><text:span text:style-name="T45">d</text:span><text:span text:style-name="T46">'</text:span><text:span text:style-name="T45">un enseignement sur un sujet,</text:span><text:span text:style-name="T46"> enrichissant le joueur </text:span><text:span text:style-name="T45">de nouvelles connaissances factuelles.</text:span></text:p>
      <text:p text:style-name="P14"/>
      <text:p text:style-name="P50"><text:span text:style-name="T33">C</text:span><text:span text:style-name="T31">oncept</text:span><text:span text:style-name="T32"> :</text:span></text:p>
      <text:p text:style-name="P14"/>
      <text:p text:style-name="P14"/>
      <text:p text:style-name="P41"><text:span text:style-name="T15">C</text:span><text:span text:style-name="T16">oncept 1 : "</text:span><text:span text:style-name="T18">WorldWareCook</text:span><text:span text:style-name="T16">"</text:span></text:p>
      <text:p text:style-name="P41"><text:span text:style-name="T16">Le joueur participe à une aventure qu'il l'emmène à travers le monde entier. Il doit réaliser tout au long de son périple des plats locaux avec </text:span><text:span text:style-name="T17">dextérité</text:span><text:span text:style-name="T16"> et dans un temps très court. Chaque plat reprends des mécaniques de préparations déjà vues au cours de </text:span><text:span text:style-name="T17">l’aventure</text:span><text:span text:style-name="T16"> en ayant toujours sa petite variante personnelle. L'aventure développe, en plus des faculté cognitive de </text:span><text:span text:style-name="T46">m</text:span><text:span text:style-name="T52">émorisation, de réflexe, de précision et de timing, </text:span><text:span text:style-name="T46">la connaissance de divers plat</text:span><text:span text:style-name="T52">s</text:span><text:span text:style-name="T46"> du monde et leur provenance.</text:span></text:p>
      <text:p text:style-name="P27"/>
      <text:p text:style-name="P27">Concept 2: "UrgenceWare"</text:p>
      <text:p text:style-name="P42"><text:span text:style-name="T51">Parmi</text:span><text:span text:style-name="T46"> plusieurs m</text:span><text:span text:style-name="T49">ission</text:span><text:span text:style-name="T50">s</text:span><text:span text:style-name="T46"> le joueur arpente le milieu </text:span><text:span text:style-name="T47">des secours, prenant le rôle d'un urgentiste, d'un pompier, d'un sauveteur en mer, d'un militaire ... Sous la forme de jeux </text:span><text:span text:style-name="T51">extrêmement</text:span><text:span text:style-name="T47"> courts (quelques secondes) et très rythmés, le joueur doit réagir aux </text:span><text:span text:style-name="T51">situation</text:span><text:span text:style-name="T59">s</text:span><text:span text:style-name="T47"> que ces corps de métiers rencontrent chaque jour</text:span><text:span text:style-name="T50">s</text:span><text:span text:style-name="T47">. Dans un univers cartoon empreint d'un ton </text:span><text:span text:style-name="T51">humoristique</text:span><text:span text:style-name="T48">, les jeux sont fondé sur des réalités de ces métiers</text:span><text:span text:style-name="T50">, apportant un savoir nouveau au joueur.</text:span></text:p>
      <text:p text:style-name="P28"/>
      <text:p text:style-name="P62">Recherches sur Urgence Ware</text:p>
      <text:p text:style-name="P56"/>
      <text:p text:style-name="P56">Ce jeu serais composé de plusieurs campagne, elles mêmes composées de plusieurs micro-jeu sur chacun duquel il est possible de faire un score plus ou moins grand. Une compétition amicale serait permis grâce à la comparaison des différents score entre amis.</text:p>
      <text:p text:style-name="P56">L’interview de Marie Triquet<text:span text:style-name="T68">(voir annexe)</text:span>, <text:span text:style-name="T68">diplômée de formation approfondies en sciences médicales, a donné lieu à plusieurs pistes de jeu pour la campagne urgentiste. C’est via ce genre de témoignage qu’il aurait été possible de cibler le contenu de ces jeu de sortes à ce qu’il transmettent une réalité de la vie dans ce milieu médical.</text:span></text:p>
      <text:p text:style-name="P63"><text:span text:style-name="T60">Le concept UrgenceWare a néanmoins été abandonné, au profit du concept « World Ware Cook ».</text:span></text:p>
      <text:p text:style-name="P3"/>
      <text:p text:style-name="P3"/>
      <text:p text:style-name="P3">Game flow WorldWareCook</text:p>
      <text:p text:style-name="P30"/>
      <text:p text:style-name="P30">Le jeu sera composé de deux étapes :</text:p>
      <text:p text:style-name="P30"><text:tab/>I- Étape apprentissage <text:span text:style-name="T64">(développée dans ce dossier)</text:span></text:p>
      <text:p text:style-name="P44"><text:span text:style-name="T54"><text:tab/><text:tab/>Cette </text:span><text:span text:style-name="T55">étape </text:span><text:span text:style-name="T54">e</text:span><text:span text:style-name="T55">st </text:span><text:span text:style-name="T54">une campagne, </text:span><text:span text:style-name="T56">on incarne un chef cuisinier qui parcours le monde pour apprendre de nouvelles recettes.</text:span><text:span text:style-name="T54"> L</text:span><text:span text:style-name="T56">a campagne</text:span><text:span text:style-name="T54"> démarre en Europe et s’étend à tous les continents du monde, finissant dans l’espace. Elle a pour but de familiariser le joueur avec les mécaniques du jeu et surtout de lui faire apprendre tous les plats e</text:span><text:span text:style-name="T60">xistants dans le jeu</text:span><text:span text:style-name="T54"> et comment les préparer. Fractionné e</text:span><text:span text:style-name="T55">n</text:span><text:span text:style-name="T54"> continent</text:span><text:span text:style-name="T55">s</text:span><text:span text:style-name="T54">, le jeu se décompose en série</text:span><text:span text:style-name="T55">s</text:span><text:span text:style-name="T54"> de plats typiques de différents pays d</text:span><text:span text:style-name="T60">e ces</text:span><text:span text:style-name="T54"> continents. Ces plats sont préparés </text:span><text:span text:style-name="T55">par le joueur</text:span><text:span text:style-name="T54"> en plusieurs phase</text:span><text:span text:style-name="T60">s</text:span><text:span text:style-name="T54"> de micro-jeu</text:span><text:span text:style-name="T60">x</text:span><text:span text:style-name="T54"> d’une durée de 5 </text:span><text:span text:style-name="T60">à 10</text:span><text:span text:style-name="T54"> secondes chacun environs. </text:span></text:p>
      <text:p text:style-name="P44"><text:span text:style-name="T54">Lorsqu’on choisi</text:span><text:span text:style-name="T55">t</text:span><text:span text:style-name="T54"> un des continent</text:span><text:span text:style-name="T55">s</text:span><text:span text:style-name="T54">, les plats s’enchaînent dans un ordre fixe. </text:span><text:span text:style-name="T55">Si un plat est loupé, le jeu passe quand même au suivant. </text:span><text:span text:style-name="T54">Le joueur devrait pouvoir quitter le jeu entre chaque plat de sorte à lui laisser la liberté de faire des sessions de jeux très courtes d’une trentaine de secondes. En relançant le jeu il serait renvoyé là où il était en l’éteignant.</text:span></text:p>
      <text:p text:style-name="P66"><text:span text:style-name="T54">Une fois la série de plats d’un continent terminée, un retour au choix du continent est fait. Si son score au continent actuel est suffisant, il débloque l</text:span><text:span text:style-name="T60">e ou les continents suivants</text:span><text:span text:style-name="T54">. Sinon, il doit recommencer celui qu’il vient de faire. </text:span></text:p>
      <text:p text:style-name="P31">Une fois l’entièreté de la campagne réussie, la deuxième étape est débloquée.</text:p>
      <text:p text:style-name="P30"/>
      <text:p text:style-name="P30"><text:soft-page-break/><text:tab/><text:span text:style-name="T65">II- Étape compétition (non développée dans ce dossier)</text:span></text:p>
      <text:p text:style-name="P30"><text:tab/><text:tab/><text:span text:style-name="T65">Le joueur, à présent capable de réaliser tous les plats du jeu, revient dans son pays natal et ouvre un restaurant. Chaque jour il doit réaliser un menu avec le moins d’ erreurs possible afin de faire mieux que ses concurrent. </text:span></text:p>
      <text:p text:style-name="P67"><text:span text:style-name="T56">Chaque jour le j</text:span><text:span text:style-name="T60">oueur</text:span><text:span text:style-name="T56"> peut participer à un</text:span><text:span text:style-name="T60">e</text:span><text:span text:style-name="T56"> compétition quotidienne. Il doit exécuter, sans p</text:span><text:span text:style-name="T60">ouvoir </text:span><text:span text:style-name="T56">recommencer, une liste de plats tirés au hasard parmi tous ceux présents dans la campagne. Son score le classe parmi tous les autres joueurs ayant participé ce jour-ci. Un plus ou moins bon classement permet de débloquer des cosmétiques uniques pour personnaliser l’apparence de son chef cuisinier. <text:line-break/></text:span><text:span text:style-name="T60">Une implication de groupes externes (réseaux sociaux, autres jeux, applications diverses …) pourrait enrichir les récompense obtenus dans ce jeu. Via des partenariat il est envisageable de créer du contenu exclusif à certains utilisateur ou forçant un comportement social et communautaire de la part des joueurs qui voudraient accéder à un contenu exclusif. Le thème de la nourriture offrant de nombreuses possibilités de passerelles entre divers médias.</text:span></text:p>
      <text:p text:style-name="P30"/>
      <text:p text:style-name="P45"><text:span text:style-name="T57">La première partie de la campagne doit enseigner au joueur les différentes commandes qu’il devra exécuter. Elle lui enseignera qu’il peut déplacer certains objets, en faire tourner d’autres ou en casser certains. Le reste de la campagne sera un mélange de ces mécaniques, dans des ordres différents et en plus ou moins grande quantité en fonction de</text:span><text:span text:style-name="T60">s</text:span><text:span text:style-name="T57"> niveaux. Le travail que devra faire le joueur dans cette deuxième partie sera un travail de mémoire, couplé à de la dextérité, pour acquérir les connaissances nécessaires sur les différents plats et lui permettre de faire de bonnes performances en compétition.</text:span></text:p>
      <text:p text:style-name="P33"/>
      <text:p text:style-name="P46"><text:span text:style-name="T33">3</text:span><text:span text:style-name="T34">C</text:span><text:span text:style-name="T32">:</text:span></text:p>
      <text:p text:style-name="P30"/>
      <text:p text:style-name="P36">Character</text:p>
      <text:p text:style-name="P32">Le joueur n’aura pas besoin de se poser la question de qui il incarne dans chaque micro-jeux. Il sera un chef cuisinier qui doit préparer une recette. <text:span text:style-name="T68">L’apparence de ce chef serait personnalisable, offrant au joueur la possibilité d’incarner un avatar à l’apparence de son choix. Cela pourrait aussi le pousser à exploiter le contenus du jeu et des éventuels partenariats pour débloquer des récompenses uniques.</text:span></text:p>
      <text:p text:style-name="P36">Cam<text:span text:style-name="T66">e</text:span>ra</text:p>
      <text:p text:style-name="P32">Le joueur verra le jeu en vue subjective. Dans son champ de vision, un plan de travail, une machine, un feu ou des étagères. Pour chaque micro-jeux le champ de vision sera fixe et ne changera qu’entre deux micro-jeux.</text:p>
      <text:p text:style-name="P58">Lors de la navigation entre deux continents le joueur verra une carte du monde et pourra sélectionner les différentes zones auxquelles il a accès. </text:p>
      <text:p text:style-name="P59">Le jeu sera orienté en format portrait. Le choix est fait de sorte à ce qu’il soit le plus simple d’utilisation possible, évitant les problème de câbles branchés ou de haut parleur marqués par les mains. Le jeux seront ainsi pensés de sorte à être joués principalement avec le pouce de la main principale tenant le téléphone ou avec l’indexe de la main secondaire.</text:p>
      <text:p text:style-name="P36">Contr<text:span text:style-name="T66">ols</text:span></text:p>
      <text:p text:style-name="P34">Le joueur devra, pour jouer, utiliser l’écran tactile de son téléphone portable. La navigation entre les jeux se fera à l’aide de tap sur des boutons. En jeux, il faudra interagir avec les bons éléments en utilisant des tap ou des swipe.</text:p>
      <text:p text:style-name="P28"/>
      <text:p text:style-name="P28"/>
      <text:p text:style-name="P29"/>
      <text:p text:style-name="P15"/>
      <text:p text:style-name="P15"/>
      <text:p text:style-name="P16"/>
      <text:p text:style-name="P15"/>
      <text:p text:style-name="P65"><text:soft-page-break/>S<text:span text:style-name="T70">OUND DESIGN</text:span></text:p>
      <text:p text:style-name="P65"/>
      <text:p text:style-name="P60">La musique se décompose en plusieurs morceaux :</text:p>
      <text:p text:style-name="P60">Un thème principal, très dynamique, à l’image du thème de transition de jeu que l’on trouve dans WarioWare Gold. Ce thème sera présent dès le lancement du jeu et sur le menu principal. Puis on le retrouve entre chaque micro-jeu pour maintenir une dynamique de jeu et un entrainement du joueur à faire le jeu suivant. </text:p>
      <text:p text:style-name="P60">Un deuxième thème viendras sur la mappemonde, thème un peu plus calme évoquant le voyage, <text:span text:style-name="T71">mais construit sur la même lancée que le thème principal.</text:span></text:p>
      <text:p text:style-name="P61">Un thème sera créé pour chaque pays différent vu dans le jeu. Ce thème sera joué en même temps que chaque micro-jeu du dit pays.</text:p>
      <text:p text:style-name="P61">Enfin deux jingles très courts sont joué à la fin de chaque micro-jeu, un de victoire et un de défaite, servant à indiquer au joueur sa réussite éventuelle.</text:p>
      <text:p text:style-name="P60">La musique est <text:span text:style-name="T71">originale et est</text:span> réalisée par Simon Robert et <text:span text:style-name="T71">Étienne</text:span> <text:span text:style-name="T72">Benoît.</text:span></text:p>
      <text:p text:style-name="P86"><text:span text:style-name="T33">G</text:span><text:span text:style-name="T35">RAPHISMES</text:span><text:span text:style-name="T32">:</text:span></text:p>
      <text:p text:style-name="P4"/>
      <text:p text:style-name="P35">C’<text:span text:style-name="T67">est un jeu de découverte et de voyage. On veut que le joueur passe par des sentiments d’amusement et de joie.</text:span></text:p>
      <text:p text:style-name="P57">L<text:span text:style-name="T69">e jeu sera composé de couleurs communes voir même clichées afin de favoriser une compréhension rapide des éléments présents à l’écran. Une technique de création mêlant dessin à main levé, vectorisation et aplats de couleurs permet de générer un univers cartoonesque amusant et chaleureux, compréhensible et tout public. Bien que cela puisse annoncer des codes graphiques de jeux pour enfants, ce sont là les codes qui se sont avérés efficaces au vu des jeux à succès (Candy Crush, Fruit Ninja, Pokémon Go, Subway Surfer etc.).</text:span></text:p>
      <text:p text:style-name="P57"/>
      <text:p text:style-name="P57"/>
      <text:p text:style-name="P68"/>
      <text:p text:style-name="P17"/>
      <text:p text:style-name="P69">Le logo :</text:p>
      <text:p text:style-name="P69"/>
      <text:p text:style-name="P70">Inspiré par d’autre<text:span text:style-name="T70">s</text:span> titres du marché mobile <text:span text:style-name="T70">(battle legion, golden monkey Gold ambush, Mad Rush ...)</text:span>, le texte du logo est de couleur doré, symbole de richesse et d’abondance. Il est entouré d’éléments divers représentant à la fois l<text:span text:style-name="T70">es</text:span> notion<text:span text:style-name="T73">s</text:span> de voyage et de cuisine. Un fond rouge lui donne de la force, vendant au joueur une image forte et entraînante. Les dessin autour sont très colorés, annonçant un contenu riche et très cartoon. Enfin un contour noir vient marquer la totalité du logo, permettant de détacher le texte des dessin mais aussi de donner aux dessins ce <text:span text:style-name="T70">trait typique du cell-shading. En cela le logo annonce également la couleur du jeu où tous les éléments importants et /ou interactifs seront représentés avec un contour identique.</text:span></text:p>
      <text:p text:style-name="P71"/>
      <text:p text:style-name="P71"/>
      <text:p text:style-name="P72">L’accueil</text:p>
      <text:p text:style-name="P72"/>
      <text:p text:style-name="P82"><text:span text:style-name="T23">Sur cet écran on accède aux choix de jeu : la campagne, la compétition et la personnalisation de son personnage. Ce personnage là apparaît d’ailleurs en haut, avec dans le décors des éléments rencontrés au cours du voyage. On reprend la forte identité de l’or sur f</text:span><text:span text:style-name="T24">ond</text:span><text:span text:style-name="T23"> noir pour les boutons, qui deviennent blancs lorsqu’ils sont sélectionnés. Un rappel du texte du logo est fait en haut à gauche, sans les illustration afin de faciliter sa lecture.</text:span></text:p>
      <text:p text:style-name="P82"><text:span text:style-name="T23">Un ou plusieurs boutons de réseaux sociaux seraient envisageables sur cet écran afin de rediriger le joueur vers différent</text:span><text:span text:style-name="T24">s</text:span><text:span text:style-name="T23"> média</text:span><text:span text:style-name="T24">s</text:span><text:span text:style-name="T23"> où serait présente la communauté du jeu.</text:span></text:p>
      <text:p text:style-name="P82"><text:span text:style-name="T23"/></text:p>
      <text:p text:style-name="P83"><text:span text:style-name="T7">La carte de campagne</text:span></text:p>
      <text:p text:style-name="P83"><text:span text:style-name="T7"/></text:p>
      <text:p text:style-name="P82"><text:span text:style-name="T23">La mappemonde est représenté ici, un cadenas posé sur les continent inaccessibles. Des flèches sur les bords indiquent au joueur qu’il peut naviguer en faisant glisser la carte vers la droite ou la gauche. Le continents seront délimités par des bordures ou bien colorés entièrement d’une seule couleur afin de constituer des zones de jeu bien définies. Un pourcentage de réussit serait affiché sous chaque nom de continent, indiquant au joueur sa progression dans le jeu.</text:span></text:p>
      <text:p text:style-name="P82"><text:span text:style-name="T23"/></text:p>
      <text:p text:style-name="P84"><text:span text:style-name="T23">L</text:span><text:span text:style-name="T7">es jeux et les transitions.</text:span></text:p>
      <text:p text:style-name="P84"><text:span text:style-name="T7"/></text:p>
      <text:p text:style-name="P84"><text:span text:style-name="T7">C’est un minuteur qui fait la liaison d’un micro-jeu à un autre. Il descend à zéro pendant chaque jeu et est remonté pendant la transition. Lors de la transition, les éléments du jeu précédent sortent de l’écran, </text:span><text:soft-page-break/><text:span text:style-name="T7">ne laissant que le fond. Le minuteur se remonte, puis apparaissent les nouveaux éléments de jeu. Le fond change également, le cas échéant.</text:span></text:p>
      <text:p text:style-name="P87"><text:span text:style-name="T73">ANNEXE 1 : INTERVIEW </text:span>Marie Triquet 24 ans</text:p>
      <text:p text:style-name="P74"/>
      <text:p text:style-name="P75">Dans quels domaines as tu travaillé ?</text:p>
      <text:p text:style-name="P76">6 mois <text:span text:style-name="T74">en</text:span> <text:span text:style-name="T74">U</text:span>rgence<text:span text:style-name="T74">s</text:span></text:p>
      <text:p text:style-name="P76">Un peu tout les corps de <text:span text:style-name="T74">métiers</text:span> <text:span text:style-name="T74">d’hôpital</text:span></text:p>
      <text:p text:style-name="P77"><text:span text:style-name="T74">diplômée</text:span> de formation approfondie en sciences médicales</text:p>
      <text:p text:style-name="P74">Master 1 sciences et vie de la santé</text:p>
      <text:p text:style-name="P74"/>
      <text:p text:style-name="P74"/>
      <text:p text:style-name="P75">Est ce qu'il y a des tâches de ton travail dont tu voudrais faire prendre conscience au gens qu'elles en font partie ?</text:p>
      <text:p text:style-name="P85"><text:span text:style-name="T75">Le plus stressant c'est quand il y a trop de p</text:span><text:span text:style-name="T76">ersonnes en attente de soins</text:span><text:span text:style-name="T75"> </text:span><text:span text:style-name="T76">et qu’il n’est pas possible de tous les traiter d’un coup.</text:span></text:p>
      <text:p text:style-name="P85"><text:span text:style-name="T76">Les gens ne se rendent pas compte du c</text:span><text:span text:style-name="T75">oût d'une ambulance, </text:span><text:span text:style-name="T76">cela coûte </text:span><text:span text:style-name="T75">500€ a la S</text:span><text:span text:style-name="T76">écurité Sociale d’en faire déplacer une. B</text:span><text:span text:style-name="T75">eaucoup de p</text:span><text:span text:style-name="T76">ersonnes </text:span><text:span text:style-name="T75">e</text:span><text:span text:style-name="T76">xigent </text:span><text:span text:style-name="T75">une ambulance a</text:span><text:span text:style-name="T76">lors qu’ils ont les moyens de se déplacer par eux même.</text:span></text:p>
      <text:p text:style-name="P85"><text:span text:style-name="T75">C’</text:span><text:span text:style-name="T76">est très pénible de passer dans les couloirs et </text:span><text:span text:style-name="T75">de voir d</text:span><text:span text:style-name="T76">es personnes âgées </text:span><text:span text:style-name="T75">attendre dans les brancards </text:span><text:span text:style-name="T76">car il n’est pas possible de s’en occuper tout de suite.</text:span></text:p>
      <text:p text:style-name="P78">I<text:span text:style-name="T81">l y a des personnes qui décèdent en box tous les jours, c’est une dure vérité non négligeable.</text:span></text:p>
      <text:p text:style-name="P81"/>
      <text:p text:style-name="P81"/>
      <text:p text:style-name="P75">Dans quelles situations es-tu le plus stressée/<text:span text:style-name="T81">pressée</text:span> par le temps et dois tu agir vite ?</text:p>
      <text:p text:style-name="P85"><text:span text:style-name="T76">Dans le cas d’une hémorragie</text:span><text:span text:style-name="T77"> : i</text:span><text:span text:style-name="T76">l faut rapidement c</text:span><text:span text:style-name="T77">ommander du sang (via </text:span><text:span text:style-name="T76">un ordinateur</text:span><text:span text:style-name="T77">), </text:span><text:span text:style-name="T76">poser une</text:span><text:span text:style-name="T77"> p</text:span><text:span text:style-name="T76">erfusion</text:span><text:span text:style-name="T77">(jusqu'à deux pour un cas très grave) , </text:span><text:span text:style-name="T76">et</text:span><text:span text:style-name="T77"> </text:span><text:span text:style-name="T76">arrêter</text:span><text:span text:style-name="T77"> </text:span><text:span text:style-name="T76">hémorragie</text:span><text:span text:style-name="T77"> (</text:span><text:span text:style-name="T76">en cas hémorragie i</text:span><text:span text:style-name="T77">nterne ; </text:span><text:span text:style-name="T76">via une</text:span><text:span text:style-name="T77"> tuyau dans l</text:span><text:span text:style-name="T76">e rectum</text:span><text:span text:style-name="T77">, </text:span><text:span text:style-name="T76">en cas hémorragie externe ;</text:span><text:span text:style-name="T77"> </text:span><text:span text:style-name="T76">via une compression sur la blessure</text:span><text:span text:style-name="T77">).<text:line-break/></text:span><text:span text:style-name="T76">Il y a aussi des</text:span><text:span text:style-name="T77"> prise</text:span><text:span text:style-name="T76">s</text:span><text:span text:style-name="T77"> de tension </text:span><text:span text:style-name="T76">à effectuer rapidement</text:span><text:span text:style-name="T77">( d</text:span><text:span text:style-name="T76">ispositif à</text:span><text:span text:style-name="T77"> installer sur le bras. </text:span><text:span text:style-name="T76">E</text:span><text:span text:style-name="T77">n cas de tension basse il faut ajouter une poche de </text:span><text:span text:style-name="T78">Sérum</text:span><text:span text:style-name="T77"> </text:span><text:span text:style-name="T78">P</text:span><text:span text:style-name="T77">hi </text:span><text:span text:style-name="T76">en perfusion</text:span><text:span text:style-name="T77">).</text:span></text:p>
      <text:p text:style-name="P76"/>
      <text:p text:style-name="P85"><text:span text:style-name="T76">Dans le cas d’une c</text:span><text:span text:style-name="T77">rise </text:span><text:span text:style-name="T76">d’épilepsie, il faut poser une </text:span><text:span text:style-name="T77">canule de guedel (tuyau pour </text:span><text:span text:style-name="T76">éviter</text:span><text:span text:style-name="T77"> que </text:span><text:span text:style-name="T76">le patient</text:span><text:span text:style-name="T77"> se morde la langue), </text:span><text:span text:style-name="T76">puis une </text:span><text:span text:style-name="T77">perfu</text:span><text:span text:style-name="T76">sion </text:span><text:span text:style-name="T77">intramusculaire(</text:span><text:span text:style-name="T76">piqûre</text:span><text:span text:style-name="T77">) pour </text:span><text:span text:style-name="T76">arrêter</text:span><text:span text:style-name="T77"> la crise. </text:span><text:span text:style-name="T76">Puis mettre la personne en position latérale de sécurité et lui </text:span><text:span text:style-name="T78">insuffler</text:span><text:span text:style-name="T76"> un apport externe d’oxygène.</text:span></text:p>
      <text:p text:style-name="P76"/>
      <text:p text:style-name="P76">En cas de douleur <text:span text:style-name="T81">générale il faut mettre en place une</text:span> perfu<text:span text:style-name="T81">sion d’anti-douleurs</text:span>.</text:p>
      <text:p text:style-name="P76"/>
      <text:p text:style-name="P79">Dans le cadre d’une Chirurgie, tout doit être très minutieux donc potentiellement stressant. Et il faut que les assistants soit diligents dans leur réaction à la demande de différents matériels.</text:p>
      <text:p text:style-name="P85"><text:span text:style-name="T75">Q</text:span><text:span text:style-name="T78">uand une Anesthésie est nécessaire il faut la mettre en place rapidement,</text:span><text:span text:style-name="T75"> via intubation par exemple. </text:span><text:span text:style-name="T78">Il y a parfois des ca</text:span><text:span text:style-name="T75">s de blessure grave localisée, </text:span><text:span text:style-name="T78">impliquant une anesthésie d’une seule partie du corps. Il faut ensuite effectuer un d</text:span><text:span text:style-name="T75">éplacement rapide au bloc.</text:span></text:p>
      <text:p text:style-name="P78"/>
      <text:p text:style-name="P78"/>
      <text:p text:style-name="P80">Le métier de Brancardier est très éreintant. Ils sont sans cesse demandés et on tant de travail qu’ils peuvent parfois avoir une heure de retard.</text:p>
      <text:p text:style-name="P74"/>
      <text:p text:style-name="P85"><text:span text:style-name="T75">E</text:span><text:span text:style-name="T78">n cas de patient </text:span><text:span text:style-name="T75">qui arrive avec un mal de </text:span><text:span text:style-name="T78">cœur</text:span><text:span text:style-name="T75">, </text:span><text:span text:style-name="T78">il faut mettre en place un</text:span><text:span text:style-name="T75"> </text:span><text:span text:style-name="T78">Électrocardiogramme</text:span><text:span text:style-name="T75">, 10 </text:span><text:span text:style-name="T78">électrodes</text:span><text:span text:style-name="T75"> à coller un peu partout sur le corps ; 2 sur le poignet, 2 chevilles puis 6 s</text:span><text:span text:style-name="T78">ur le </text:span><text:span text:style-name="T75">torse.</text:span></text:p>
      <text:p text:style-name="P74"/>
      <text:p text:style-name="P75">As tu une vision <text:span text:style-name="T74">humoristique</text:span> de ton milieu de travail et si oui laquelle ?</text:p>
      <text:p text:style-name="P85"><text:soft-page-break/><text:span text:style-name="T79">Si on regarde dans le milieu du cinéma,</text:span><text:span text:style-name="T80"> </text:span><text:span text:style-name="T79">on trouve des choses comme G</text:span><text:span text:style-name="T75">rey’s Anatomy qui sont très loin de la réalité. C’est probablement le film Hippocrate q</text:span><text:span text:style-name="T78">ui en est le plus proche</text:span><text:span text:style-name="T75">.</text:span></text:p>
      <text:p text:style-name="P80">Non ce qui permet de vraiment tenir dans ce milieu c’est le soutien entre chaque membres des équipes de travail au sein de ce milieu.</text:p>
      <text:p text:style-name="P78"/>
      <text:p text:style-name="P74"><text:span text:style-name="T82">Tu joue sur ton portable ?</text:span><text:line-break/><text:span text:style-name="T83">Non pas du tout.</text:span></text:p>
      <text:p text:style-name="P74"/>
      <text:p text:style-name="P74"/>
      <text:p text:style-name="P75">Tu jouerais à un jeu sur le thème du médical ?</text:p>
      <text:p text:style-name="P73">Non, ça ne m’attire pa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6-10T16:31:55.549000000</dc:date>
    <meta:editing-duration>P1DT8H22M7S</meta:editing-duration>
    <meta:editing-cycles>12</meta:editing-cycles>
    <meta:document-statistic meta:table-count="0" meta:image-count="0" meta:object-count="0" meta:page-count="11" meta:paragraph-count="129" meta:word-count="3389" meta:character-count="20016" meta:non-whitespace-character-count="16726"/>
  </office:meta>
</office:document-meta>
</file>